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daea6" officeooo:paragraph-rsid="001daea6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1daea6"/>
    </style:style>
    <style:style style:name="P3" style:family="paragraph" style:parent-style-name="Standard">
      <style:paragraph-properties fo:text-align="justify" style:justify-single-word="false"/>
      <style:text-properties officeooo:paragraph-rsid="001daea6"/>
    </style:style>
    <style:style style:name="P4" style:family="paragraph" style:parent-style-name="Standard">
      <style:paragraph-properties fo:text-align="justify" style:justify-single-word="false"/>
      <style:text-properties officeooo:paragraph-rsid="001e10b3"/>
    </style:style>
    <style:style style:name="P5" style:family="paragraph" style:parent-style-name="Standard">
      <style:paragraph-properties fo:text-align="justify" style:justify-single-word="false"/>
      <style:text-properties officeooo:paragraph-rsid="001e13e5"/>
    </style:style>
    <style:style style:name="P6" style:family="paragraph" style:parent-style-name="Standard">
      <style:paragraph-properties fo:text-align="justify" style:justify-single-word="false"/>
      <style:text-properties officeooo:rsid="001e10b3" officeooo:paragraph-rsid="001e10b3"/>
    </style:style>
    <style:style style:name="P7" style:family="paragraph" style:parent-style-name="Standard">
      <style:paragraph-properties fo:text-align="justify" style:justify-single-word="false"/>
      <style:text-properties officeooo:rsid="001e13e5" officeooo:paragraph-rsid="001e13e5"/>
    </style:style>
    <style:style style:name="P8" style:family="paragraph" style:parent-style-name="Standard">
      <style:paragraph-properties fo:text-align="center" style:justify-single-word="false"/>
      <style:text-properties officeooo:rsid="001e13e5" officeooo:paragraph-rsid="001e13e5"/>
    </style:style>
    <style:style style:name="T1" style:family="text">
      <style:text-properties officeooo:rsid="001daea6"/>
    </style:style>
    <style:style style:name="T2" style:family="text">
      <style:text-properties style:font-name="Arial"/>
    </style:style>
    <style:style style:name="T3" style:family="text">
      <style:text-properties style:font-name="Arial" officeooo:rsid="001daea6"/>
    </style:style>
    <style:style style:name="T4" style:family="text">
      <style:text-properties style:font-name="Arial" officeooo:rsid="001e10b3"/>
    </style:style>
    <style:style style:name="T5" style:family="text">
      <style:text-properties style:font-name="Arial" officeooo:rsid="001e13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Luciano dos Santos Cardoso Junior // 18207299</text:p>
      <text:p text:style-name="P1"/>
      <text:p text:style-name="P1">1. Introdução</text:p>
      <text:p text:style-name="P1"/>
      <text:p text:style-name="P2"><text:span text:style-name="T1"><text:tab/>A ordem Thysanoptera reúne os insetos conhecidos por tripes . São pequenos , de 0.5 a 11mm , de ar escura na fase adulta . Muitas espécies atacam plantas cultivadas , causando danos apreciáveis . Porém , além da ação direta causa a pela picada , a maior importância dos tripes está na transmissão de doenças , </text:span>principalmente viroses , como o vira-<text:span text:style-name="T1">cabeca-tomateiro. Sao conhecidas atualmente aproximadamente 6 mil especies, dessas 522 especies ocorrem no brasil. Se dividem </text:span>em duas s<text:span text:style-name="T1">u</text:span>bordens , T<text:span text:style-name="T1">u</text:span>b<text:span text:style-name="T1">u</text:span>li<text:span text:style-name="T1">f</text:span>era e Terebrantia , tendo o total de 9 famílias , uma família na subordem Tubuli<text:span text:style-name="T1">f</text:span>era e oito famílias na subordem Tere<text:span text:style-name="T1">b</text:span>rantia. A subordem Terebrantia conta com maior número de espécies de importância agrícola , que pertencem à família thripidae . </text:p>
      <text:p text:style-name="P2"/>
      <text:p text:style-name="P1">2. Morfologia</text:p>
      <text:p text:style-name="P1"/>
      <text:p text:style-name="P2"><text:span text:style-name="T1"><text:tab/>Possuem aparelho bucal sugador picador , com uma tromba assimétrica , formada por três estiletes : uma mandíbula e duas Iacíneas . Palpos maxilares e labiais presentes . Antenas Geralmente curtas , com seis a dez antenomeros; Filiformes ou moniliforme com função sensorial. </text:span>Pernas ambulatórios . machos apresentam a tíbia mais dilatada . Tarsos dímeros ou monômeros; a<text:span text:style-name="T1">rolios</text:span> entre as garras torsais. Olhos compostos presentes . Ocelos em número de dois ou três ; sempre presentes nas formas aladas e geralmente ausentes nas formas <text:span text:style-name="T1">a</text:span>pteras . As formas aladas possuem quatro asas membranosas , longas e estreitas , com poucas ou sem veias ; nos bordos franjadas de longos pêlos . donde lhes vem o nome <text:span text:style-name="T1">(Thysanos = franja ; pteros = asa) Possuem abdome séssil.</text:span></text:p>
      <text:p text:style-name="P2"/>
      <text:p text:style-name="P1">3. Subordens</text:p>
      <text:p text:style-name="P1"/>
      <text:p text:style-name="P3"><text:span text:style-name="T3">A ordem Thysamptera possue duas subordems : Terebrantia e Tubulifera.</text:span></text:p>
      <text:p text:style-name="P3"><text:span text:style-name="T3"><text:tab/>Terebrantia : a fêmea com ovipositor (térebra ) . O último segmento do abdome dos machos e das fêmeas é arredondado ou c</text:span><text:span text:style-name="T4">o</text:span><text:span text:style-name="T3">nico . As asas com veias . São dessa subordem os tripes mais nocivos às plantas, geralmente da família Thripidae , a esta família pertencem os tripes que atacam a pereira , a cebola , o puma o peijoeiro e o tomateiro. No Brasil possuem </text:span><text:span text:style-name="T4">representantes as seguintes famílias : Uzelothripidae , Aeolopthripidae , heterothripidae e thripidae.</text:span></text:p>
      <text:p text:style-name="P3"><text:span text:style-name="T4"><text:tab/>Tubulifera : as fêmeas não possuem térebra. O último segmento do abdome apresenta forma de tubo , tanto em machos quanto em fêmeas . As asas não possuem veias ou sãs muito atrofiadas. Possui somente uma família. Phlaeothripidae ; esta presente no Brasil . </text:span></text:p>
      <text:p text:style-name="P3"><text:span text:style-name="T4"/></text:p>
      <text:p text:style-name="P6"><text:span text:style-name="T2">4. Alimentação</text:span></text:p>
      <text:p text:style-name="P6"><text:span text:style-name="T2"/></text:p>
      <text:p text:style-name="P4"><text:span text:style-name="T4"><text:tab/></text:span><text:span text:style-name="T2">A maioria é </text:span><text:span text:style-name="T4">f</text:span><text:span text:style-name="T2">itópaga . Alimentam - se sugando a seiva das folhas , flores e frutos novos . Muitas espécies se alimentam de esporos de fungos e células de algas. Outros se alimentam sugando o conteúdo de ovos de outros insetos ou ácaros . Muitos são predadores . atacando ácaros, pulgões , </text:span><text:span text:style-name="T4">co</text:span><text:span text:style-name="T2">cho</text:span><text:span text:style-name="T4">n</text:span><text:span text:style-name="T2">ilhas e também outros tripes . </text:span></text:p>
      <text:p text:style-name="P4"><text:span text:style-name="T2"/></text:p>
      <text:p text:style-name="P6"><text:span text:style-name="T2">5. Habitat e hábitos</text:span></text:p>
      <text:p text:style-name="P6"><text:span text:style-name="T2"/></text:p>
      <text:p text:style-name="P4"><text:span text:style-name="T4"><text:tab/></text:span><text:span text:style-name="T2">Geralmente vivem onde há alimento à sua disposição, sobre folhas , gramíneas . brotos, flores, sob a casca de árvores, em locais mais ou menos protegidos . Outros habitam galhas produzidas por micro - hiemenóp</text:span><text:span text:style-name="T4">t</text:span><text:span text:style-name="T2">eros ou outros insetos. Outros provocam </text:span><text:soft-page-break/><text:span text:style-name="T2">o enrolamento das folhas, onde se escondem . várias espécies vivem em cecí</text:span><text:span text:style-name="T4">d</text:span><text:span text:style-name="T2">ias produzidos por micro - himenópteros ou por outros insetos , e há espécies que são cecidógenas. </text:span></text:p>
      <text:p text:style-name="P4"><text:span text:style-name="T2"/></text:p>
      <text:p text:style-name="P6"><text:span text:style-name="T2">6. Fitossanidade</text:span></text:p>
      <text:p text:style-name="P6"><text:span text:style-name="T2"/></text:p>
      <text:p text:style-name="P4"><text:span text:style-name="T4"><text:tab/></text:span><text:span text:style-name="T2">A principal técnica de controle de tripes é utilizando seus inimigos naturais . Os principais parasitas dos tripes </text:span><text:span text:style-name="T4">são</text:span><text:span text:style-name="T2"> himenópteros da superfamília c</text:span><text:span text:style-name="T4">h</text:span><text:span text:style-name="T2">alcidoidea . Há também </text:span><text:span text:style-name="T4">n</text:span><text:span text:style-name="T2">ematódeos e alguns fungos ( gênero Bea</text:span><text:span text:style-name="T4">u</text:span><text:span text:style-name="T2">veria ) que parasitam tripes. Outros inimigos são percevejos da família Antho</text:span><text:span text:style-name="T4">co</text:span><text:span text:style-name="T2">ridae , aranhas, larvas de coccinelídea,( Coleopfera) , conhecidos como joaninhas , ne</text:span><text:span text:style-name="T4">u</text:span><text:span text:style-name="T2">r</text:span><text:span text:style-name="T4">o</text:span><text:span text:style-name="T2">pteros da família chrysopidae ( " lixeiros" ) , e tisan</text:span><text:span text:style-name="T4">o</text:span><text:span text:style-name="T2">pteros predadores. Existem também outras técnicas que não são prejudiciais . porém em “último” caso se utiliza o controle químico. </text:span></text:p>
      <text:p text:style-name="P4"><text:span text:style-name="T2"/></text:p>
      <text:p text:style-name="P7"><text:span text:style-name="T2">7. Reprodução e Desenvolvimento</text:span></text:p>
      <text:p text:style-name="P7"><text:span text:style-name="T2"/></text:p>
      <text:p text:style-name="P5"><text:span text:style-name="T5"><text:tab/></text:span><text:span text:style-name="T2">Os tripes reproduzem - se sexuadamente, mas existem espécies parte</text:span><text:span text:style-name="T5">no</text:span><text:span text:style-name="T2">genéticas. A postura é feita nas próprias plantas que atacam . Em Terebran</text:span><text:span text:style-name="T5">t</text:span><text:span text:style-name="T2">ia a postura é endofític</text:span><text:span text:style-name="T5">e</text:span><text:span text:style-name="T2"> e em Tubuli</text:span><text:span text:style-name="T5">f</text:span><text:span text:style-name="T2">era , sobre as plantas . O desenvolvimento é por hemimetadona . Entretanto, ocorre uma variação nesse tipo de </text:span><text:span text:style-name="T5">desenvolvimento devido ao aparecimento de fases , Denominadas impropriadamente “Pré-Pupas”e “Pupas”, que não se alimentam e se movimentam apenas quando perturbadas. Por Apresentar algumas diferenças esse desenvolvimento é chamado de remetabolia. Dos ovos eclodem as formar jovens ou ninfas semelhantes aos adultos e que só adquirem tecas alares após a 3 ou 4 ecdise.</text:span></text:p>
      <text:p text:style-name="P4"><text:span text:style-name="T2"/></text:p>
      <text:p text:style-name="P7"><text:span text:style-name="T2">8. Importância</text:span></text:p>
      <text:p text:style-name="P7"><text:span text:style-name="T2"/></text:p>
      <text:p text:style-name="P5"><text:span text:style-name="T5"><text:tab/></text:span><text:span text:style-name="T2">Muitas espécies atacam plantas cultivadas , causando danos apreciáveis . Pre</text:span><text:span text:style-name="T5">fe</text:span><text:span text:style-name="T2">rem sempre as partes aéreas das plantas , ou seja . folhas, ramos e frutos . Como consequência da retirada da seiva, tornam as folhas desc</text:span><text:span text:style-name="T5">olor</text:span><text:span text:style-name="T2">adas e , nos locais das picadas, provocam pontos escuros devido à necrose dos tecidos . Quando o ataque é muito intenso, as folhas ficam como se fossem queimadas , com brilho prateado e , por fim, caem . Nas flores podem, às vezes , auxiliar na polinização, mas na maioria das vezes afetam os órgãos reprodutivos, causando esterilidade . O ataque direto a frutos faz com que não se desenvolvam e caiam, ou causam manchas e cicatrizes nos frutos em desenvolvimento. A picada também abre caminho para agentes patogênicos , transmitindo doenças . principalmente viroses , como o vira - cabeçado - tomateiro e queima - dos -brotos - da - soja 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8"><text:soft-page-break/><text:span text:style-name="T2">Referencia</text:span></text:p>
      <text:p text:style-name="P5"><text:span text:style-name="T2"/></text:p>
      <text:p text:style-name="P5"><text:span text:style-name="T2">BUZEI , Zander José . Entomologia didática . 5. ed . Curitiba: Ed . UFPR , 2010</text:span></text:p>
      <text:p text:style-name="P5"><text:span text:style-name="T2">CALLO Domingos et al . Entomologia agrícola . Piracicaba: FEA 10 . 2002. </text:span></text:p>
      <text:p text:style-name="P5"><text:span text:style-name="T2">POLTRONIERNT, Alex S . Thysanoptera . 2019 . 57 slides 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7T22:36:34.543000000</meta:creation-date>
    <dc:date>2020-10-27T23:07:23.242000000</dc:date>
    <meta:editing-duration>PT8M57S</meta:editing-duration>
    <meta:editing-cycles>1</meta:editing-cycles>
    <meta:document-statistic meta:table-count="0" meta:image-count="0" meta:object-count="0" meta:page-count="3" meta:paragraph-count="23" meta:word-count="913" meta:character-count="5532" meta:non-whitespace-character-count="4625"/>
    <meta:generator>LibreOffice/7.0.0.3$Windows_X86_64 LibreOffice_project/8061b3e9204bef6b321a21033174034a5e2ea88e</meta:generator>
  </office:meta>
</office:document-meta>
</file>